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 Mono" svg:font-family="'Rob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9400d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8000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d2691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ff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r_20_defecte-subtitle">
      <style:graphic-properties draw:fill-color="#ffffff" fo:min-height="16.255cm"/>
    </style:style>
    <style:style style:name="pr2" style:family="presentation" style:parent-style-name="Per_20_defecte-notes">
      <style:graphic-properties draw:fill-color="#ffffff" draw:auto-grow-height="true" fo:min-height="13.364cm"/>
    </style:style>
    <style:style style:name="pr3" style:family="presentation" style:parent-style-name="Per_20_defecte-subtitle">
      <style:graphic-properties draw:fill-color="#ffffff" draw:auto-grow-height="true" fo:min-height="12.179cm"/>
    </style:style>
    <style:style style:name="pr4" style:family="presentation" style:parent-style-name="Per_20_defecte-title">
      <style:graphic-properties fo:min-height="3.506cm"/>
    </style:style>
    <style:style style:name="pr5" style:family="presentation" style:parent-style-name="Per_20_defecte-notes">
      <style:graphic-properties draw:fill-color="#ffffff" fo:min-height="13.364cm"/>
    </style:style>
    <style:style style:name="P1" style:family="paragraph">
      <style:text-properties style:font-name="Roboto Mono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  <style:text-properties style:font-name="Roboto Mono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style:font-name="Roboto" fo:font-size="28pt" fo:font-weight="normal"/>
    </style:style>
    <style:style style:name="P5" style:family="paragraph">
      <style:paragraph-properties fo:text-align="start"/>
      <style:text-properties style:font-name="Roboto" fo:font-size="28pt" fo:font-weight="normal"/>
    </style:style>
    <style:style style:name="P6" style:family="paragraph">
      <loext:graphic-properties draw:fill-color="#ffffff"/>
      <style:paragraph-properties fo:text-align="start"/>
      <style:text-properties fo:color="#ffffff" style:font-name="Roboto" fo:font-size="28pt" fo:font-weight="normal" style:font-size-asian="48pt" style:font-weight-asian="bold" style:font-size-complex="48pt" style:font-weight-complex="bold"/>
    </style:style>
    <style:style style:name="P7" style:family="paragraph">
      <style:text-properties fo:font-size="54pt" style:font-size-asian="54pt" style:font-size-complex="54pt"/>
    </style:style>
    <style:style style:name="T1" style:family="text">
      <style:text-properties style:font-name="Roboto Mono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Roboto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ff" style:font-name="Roboto" fo:font-size="28pt" fo:font-weight="bold" style:font-size-asian="48pt" style:font-weight-asian="bold" style:font-size-complex="48pt" style:font-weight-complex="bold"/>
    </style:style>
    <style:style style:name="T4" style:family="text">
      <style:text-properties fo:color="#ffffff" style:font-name="Roboto" fo:font-size="28pt" fo:font-weight="normal" style:font-size-asian="48pt" style:font-weight-asian="bold" style:font-size-complex="48pt" style:font-weight-complex="bold"/>
    </style:style>
    <style:style style:name="T5" style:family="text">
      <style:text-properties fo:color="#ffffff" style:font-name="Roboto Mono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er_20_defecte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--------------</text:span></text:p>
            <text:p text:style-name="P1"><text:span text:style-name="T1">Estratègies de resistència </text:span></text:p>
            <text:p text:style-name="P1"><text:span text:style-name="T1">--------------</text:span></text:p>
            <text:p text:style-name="P1"><text:span text:style-name="T2"/></text:p>
            <text:p text:style-name="P1"><text:span text:style-name="T2">per alterar la teva </text:span></text:p>
            <text:p text:style-name="P1"><text:span text:style-name="T2">ombra digit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r_20_defecte" presentation:presentation-page-layout-name="AL2T0">
        <draw:frame presentation:style-name="pr3" draw:text-style-name="P6" draw:layer="layout" svg:width="25.199cm" svg:height="12.179cm" svg:x="1.4cm" svg:y="4.914cm" presentation:class="subtitle" presentation:user-transformed="true">
          <draw:text-box>
            <text:p text:style-name="P4"><text:span text:style-name="T3">Menys es millor! </text:span></text:p>
            <text:p text:style-name="P5"><text:span text:style-name="T4"/></text:p>
            <text:p text:style-name="P5"><text:span text:style-name="T4">Les dades que no es creen no es poden recollir, analitzar, emmagatzemar o vendre. Aquesta estratègia es basa en la premisa que quan menys dades generem, millor</text:span></text:p>
          </draw:text-box>
        </draw:frame>
        <draw:frame presentation:style-name="pr4" draw:text-style-name="P7" draw:layer="layout" svg:width="25.199cm" svg:height="3.506cm" svg:x="1.201cm" svg:y="2.694cm" presentation:class="title" presentation:user-transformed="true">
          <draw:text-box>
            <text:p text:style-name="P7"><text:span text:style-name="T5">Redu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list text:style-name="L3">
                <text:list-item>
                  <text:p><text:s/>Limita la producció de dades oposant-te a donar informació. No tens que omplir totes les dades dels camps dels formularis de registre</text:p>
                  <text:p/>
                </text:list-item>
                <text:list-item>
                  <text:p><text:s/>Borra la teva identitat en línia, elimina les aplicacions del mòbil que no fas servir, fotos, correus i missatges vells.</text:p>
                  <text:p/>
                </text:list-item>
                <text:list-item>
                  <text:p><text:s/>Bloqueja accessos no desitjats (d’aplicacions, dispositius desconeguts, etc), i instal·la Privacy Badger i NoScript per impedir que les cookies i scripts de tercers corrin en el teu navegador.</text:p>
                </text:list-item>
              </text:list>
            </draw:text-box>
          </draw:frame>
        </presentation:notes>
      </draw:page>
      <draw:page draw:name="page3" draw:style-name="dp4" draw:master-page-name="Per_20_defecte" presentation:presentation-page-layout-name="AL2T0">
        <draw:frame presentation:style-name="pr3" draw:text-style-name="P6" draw:layer="layout" svg:width="25.199cm" svg:height="12.179cm" svg:x="1.4cm" svg:y="4.914cm" presentation:class="subtitle" presentation:user-transformed="true">
          <draw:text-box>
            <text:p text:style-name="P4"><text:span text:style-name="T3">Amaga’t entre la multitud!</text:span></text:p>
            <text:p text:style-name="P5"><text:span text:style-name="T4"/></text:p>
            <text:p text:style-name="P5"><text:span text:style-name="T4">Confon a les empreses amb soroll. La estratègia d’ofuscació o encegament implica crear molta informació falsa per a que les empreses, governs i altres individus no puguin comprendre quines dades són falses i quines són certes.</text:span></text:p>
          </draw:text-box>
        </draw:frame>
        <draw:frame presentation:style-name="pr4" draw:text-style-name="P7" draw:layer="layout" svg:width="25.199cm" svg:height="3.506cm" svg:x="1.201cm" svg:y="2.694cm" presentation:class="title" presentation:user-transformed="true">
          <draw:text-box>
            <text:p text:style-name="P7"><text:span text:style-name="T5">Ofuscació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4.954cm" svg:x="2.1cm" svg:y="14.107cm" presentation:class="notes" presentation:user-transformed="true">
            <draw:text-box>
              <text:list text:style-name="L3">
                <text:list-item>
                  <text:p><text:s/>Crea diversos perfils en xarxes socials amb noms similars o fotografies semblants.</text:p>
                  <text:p/>
                </text:list-item>
                <text:list-item>
                  <text:p><text:s/>Oculta la teva identitat individual a Facebook creant una compta col·lectiva</text:p>
                  <text:p/>
                </text:list-item>
                <text:list-item>
                  <text:p><text:s/>Genera soroll fent clic en anuncis o instal·la Adnausium, una eina que fa això per a tu en segon pla.</text:p>
                  <text:p/>
                </text:list-item>
                <text:list-item>
                  <text:p><text:s/>Despista a Google instal·lant TrackMeNot, una eina que genera cerques aleatòries, emmascarant les teves cerques reals.</text:p>
                  <text:p/>
                </text:list-item>
                <text:list-item>
                  <text:p><text:s/>Fes servir una VPN per canviar la teva adreça IP</text:p>
                  <text:p/>
                </text:list-item>
                <text:list-item>
                  <text:p><text:s/>Canvia el nom que apareix en el teu mòbil</text:p>
                  <text:p/>
                </text:list-item>
                <text:list-item>
                  <text:p><text:s/>Canvia les teves rutines.</text:p>
                </text:list-item>
              </text:list>
            </draw:text-box>
          </draw:frame>
        </presentation:notes>
      </draw:page>
      <draw:page draw:name="page4" draw:style-name="dp5" draw:master-page-name="Per_20_defecte" presentation:presentation-page-layout-name="AL2T0">
        <draw:frame presentation:style-name="pr3" draw:text-style-name="P6" draw:layer="layout" svg:width="25.199cm" svg:height="12.179cm" svg:x="1.401cm" svg:y="6.621cm" presentation:class="subtitle" presentation:user-transformed="true">
          <draw:text-box>
            <text:p text:style-name="P4"><text:span text:style-name="T3">Diversifica!</text:span></text:p>
            <text:p text:style-name="P5"><text:span text:style-name="T4"/></text:p>
            <text:p text:style-name="P5"><text:span text:style-name="T4">Quan estem offline, fem servir diferents identitats segons l’entorn social: no som les mateixes quan estem a casa, en un bar o en el gimnàs. De manera natural, aprenem a gestionar diferents identitats. La estratègia de compartimentar consisteix en gestionar múltiples personatges en línia. Separa les teves xarxes socials, interessos, comportament i informació en diferents identitats o compartiments.</text:span></text:p>
          </draw:text-box>
        </draw:frame>
        <draw:frame presentation:style-name="pr4" draw:text-style-name="P7" draw:layer="layout" svg:width="25.199cm" svg:height="3.506cm" svg:x="1.201cm" svg:y="2.694cm" presentation:class="title" presentation:user-transformed="true">
          <draw:text-box>
            <text:p text:style-name="P7"><text:span text:style-name="T5">Compartimen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8cm" svg:x="2.1cm" svg:y="14.107cm" presentation:class="notes" presentation:user-transformed="true">
            <draw:text-box>
              <text:list text:style-name="L3">
                <text:list-item>
                  <text:p><text:s/>Busca el teu nom a la xarxa i escriu una llista de totes les comptes que tens. A partir d’aquí pots començar a compartimentar</text:p>
                  <text:p/>
                </text:list-item>
                <text:list-item>
                  <text:p><text:s/>Crea diferents comptes en xarxes socials amb diferents noms</text:p>
                  <text:p/>
                </text:list-item>
                <text:list-item>
                  <text:p><text:s/>Posa els teus rastres digitals en diferents contenidors: fes servir certs navegadors per a certes activitats, certes aplicacions de missatgeria per a usos diferents.</text:p>
                  <text:p/>
                </text:list-item>
                <text:list-item>
                  <text:p><text:s/>Aïlla les teves dades sensibles emmagatzemant-les en dispositius diferents</text:p>
                  <text:p/>
                </text:list-item>
                <text:list-item>
                  <text:p>Separa la teva vida labora fent servir diferents comptes de correu</text:p>
                </text:list-item>
              </text:list>
            </draw:text-box>
          </draw:frame>
        </presentation:notes>
      </draw:page>
      <draw:page draw:name="page5" draw:style-name="dp6" draw:master-page-name="Per_20_defecte" presentation:presentation-page-layout-name="AL2T0">
        <draw:frame presentation:style-name="pr3" draw:text-style-name="P6" draw:layer="layout" svg:width="25.199cm" svg:height="12.179cm" svg:x="1.401cm" svg:y="6.621cm" presentation:class="subtitle" presentation:user-transformed="true">
          <draw:text-box>
            <text:p text:style-name="P4"><text:span text:style-name="T3">Els meus dispositus, les meves regles!</text:span></text:p>
            <text:p text:style-name="P5"><text:span text:style-name="T4"/></text:p>
            <text:p text:style-name="P5"><text:span text:style-name="T4">Crea barreres, restringeix l’accés i la visibilitat. Aquesta estratègia consisteix en mantenir les teves dades segures de mirades curioses.</text:span></text:p>
            <text:p text:style-name="P5"><text:span text:style-name="T4"/></text:p>
            <text:p text:style-name="P5"><text:span text:style-name="T4"/></text:p>
          </draw:text-box>
        </draw:frame>
        <draw:frame presentation:style-name="pr4" draw:text-style-name="P7" draw:layer="layout" svg:width="25.199cm" svg:height="3.506cm" svg:x="1.201cm" svg:y="2.694cm" presentation:class="title" presentation:user-transformed="true">
          <draw:text-box>
            <text:p text:style-name="P7"><text:span text:style-name="T5">Reforç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8cm" svg:x="2.1cm" svg:y="14.107cm" presentation:class="notes" presentation:user-transformed="true">
            <draw:text-box>
              <text:list text:style-name="L3">
                <text:list-item>
                  <text:p><text:s/>Crea una barrera: instal·la un anti-virus i mantinta’l actualitzat.<text:line-break/></text:p>
                </text:list-item>
                <text:list-item>
                  <text:p><text:s/>Mantingues les teves dades sota clau: xifra el teu mòbil, ordinador i tauleta.</text:p>
                  <text:p><text:s/></text:p>
                </text:list-item>
                <text:list-item>
                  <text:p><text:s/>Trenca les senyals. Apaga la Wi-Fi i el Bluetooth quan no l’estiguis fent servir i posa el mòbil en una bossa de Faraday quan no vulguis que et segueixin.</text:p>
                  <text:p/>
                </text:list-item>
                <text:list-item>
                  <text:p><text:s/>Simple i eficaç. Tapa la teva webcam quan no la facis servir.</text:p>
                  <text:p/>
                </text:list-item>
                <text:list-item>
                  <text:p><text:s/>Assegura’t de connectar-te als llocs web a través d’una connexió segura instal·lant el complement HTTPS Everywhere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 Mono" svg:font-family="'Rob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solid" draw:fill-color="#1c3687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c368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2:05:21.043900026</meta:creation-date>
    <dc:date>2018-05-03T12:48:47.082286814</dc:date>
    <meta:editing-duration>PT32M4S</meta:editing-duration>
    <meta:editing-cycles>5</meta:editing-cycles>
    <meta:generator>LibreOffice/5.4.5.1$Linux_X86_64 LibreOffice_project/40m0$Build-1</meta:generator>
    <meta:document-statistic meta:object-count="40"/>
  </office:meta>
</office:document-meta>
</file>